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 Cen MT" svg:font-family="'Tw Cen MT'" style:font-family-generic="roman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 style:writing-mode="lr-tb"/>
    </style:style>
    <style:style style:name="P2" style:family="paragraph" style:parent-style-name="Standard" style:list-style-name="L2">
      <style:paragraph-properties fo:text-align="start" style:justify-single-word="false" style:writing-mode="lr-tb"/>
      <style:text-properties officeooo:paragraph-rsid="0018712c"/>
    </style:style>
    <style:style style:name="P3" style:family="paragraph" style:parent-style-name="Standard" style:list-style-name="L3">
      <style:paragraph-properties fo:text-align="start" style:justify-single-word="false" style:writing-mode="lr-tb"/>
    </style:style>
    <style:style style:name="P4" style:family="paragraph" style:parent-style-name="Standard" style:list-style-name="L3">
      <style:paragraph-properties fo:text-align="start" style:justify-single-word="false" style:writing-mode="lr-tb"/>
      <style:text-properties officeooo:paragraph-rsid="001fa32c"/>
    </style:style>
    <style:style style:name="P5" style:family="paragraph" style:parent-style-name="Standard" style:list-style-name="L4">
      <style:paragraph-properties fo:text-align="start" style:justify-single-word="false" style:writing-mode="lr-tb"/>
    </style:style>
    <style:style style:name="P6" style:family="paragraph" style:parent-style-name="Standard" style:list-style-name="L5">
      <style:paragraph-properties fo:text-align="start" style:justify-single-word="false" style:writing-mode="lr-tb"/>
    </style:style>
    <style:style style:name="P7" style:family="paragraph" style:parent-style-name="Standard">
      <style:paragraph-properties fo:text-align="start" style:justify-single-word="false" style:writing-mode="lr-tb"/>
    </style:style>
    <style:style style:name="P8" style:family="paragraph" style:parent-style-name="Standard" style:list-style-name="L6">
      <style:paragraph-properties fo:text-align="start" style:justify-single-word="false" style:writing-mode="lr-tb"/>
      <style:text-properties officeooo:paragraph-rsid="0018712c"/>
    </style:style>
    <style:style style:name="P9" style:family="paragraph" style:parent-style-name="Standard" style:list-style-name="L6">
      <style:paragraph-properties fo:text-align="start" style:justify-single-word="false" style:writing-mode="lr-tb"/>
    </style:style>
    <style:style style:name="P10" style:family="paragraph" style:parent-style-name="Standard" style:list-style-name="L7">
      <style:paragraph-properties fo:text-align="start" style:justify-single-word="false" style:writing-mode="lr-tb"/>
    </style:style>
    <style:style style:name="P11" style:family="paragraph" style:parent-style-name="Standard" style:list-style-name="L8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officeooo:paragraph-rsid="0019077e"/>
    </style:style>
    <style:style style:name="P13" style:family="paragraph" style:parent-style-name="Standard">
      <style:paragraph-properties fo:text-align="start" style:justify-single-word="false" style:writing-mode="lr-tb"/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8712c" officeooo:paragraph-rsid="0018712c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center" style:justify-single-word="false" style:writing-mode="lr-tb"/>
      <style:text-properties officeooo:paragraph-rsid="0019077e"/>
    </style:style>
    <style:style style:name="P16" style:family="paragraph" style:parent-style-name="Standard">
      <style:paragraph-properties fo:text-align="start" style:justify-single-word="false" style:writing-mode="lr-tb"/>
      <style:text-properties officeooo:rsid="0018d0cd" officeooo:paragraph-rsid="0018d0cd"/>
    </style:style>
    <style:style style:name="P17" style:family="paragraph" style:parent-style-name="Standard" style:list-style-name="L9">
      <style:paragraph-properties fo:text-align="start" style:justify-single-word="false" style:writing-mode="lr-tb"/>
      <style:text-properties officeooo:rsid="0018d0cd" officeooo:paragraph-rsid="0018d0cd"/>
    </style:style>
    <style:style style:name="P18" style:family="paragraph" style:parent-style-name="Standard">
      <style:paragraph-properties fo:text-align="start" style:justify-single-word="false" style:writing-mode="lr-tb"/>
      <style:text-properties officeooo:rsid="0018d0cd" officeooo:paragraph-rsid="0019077e"/>
    </style:style>
    <style:style style:name="P19" style:family="paragraph" style:parent-style-name="Standard">
      <style:paragraph-properties fo:text-align="center" style:justify-single-word="false" style:writing-mode="lr-tb"/>
      <style:text-properties officeooo:rsid="0018d0cd" officeooo:paragraph-rsid="0019077e"/>
    </style:style>
    <style:style style:name="P20" style:family="paragraph" style:parent-style-name="Standard">
      <style:paragraph-properties fo:text-align="start" style:justify-single-word="false" style:writing-mode="lr-tb"/>
      <style:text-properties fo:font-style="normal" fo:font-weight="normal" officeooo:rsid="0019077e" officeooo:paragraph-rsid="0019077e" style:font-style-asian="normal" style:font-weight-asian="normal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 style:writing-mode="lr-tb"/>
      <style:text-properties fo:font-style="normal" fo:font-weight="normal" officeooo:rsid="0019077e" officeooo:paragraph-rsid="0019077e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fo:font-style="normal" fo:font-weight="normal" officeooo:rsid="001a3435" officeooo:paragraph-rsid="001a343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fo:font-style="normal" fo:font-weight="normal" officeooo:rsid="001c2cbf" officeooo:paragraph-rsid="001c2cbf" style:font-style-asian="normal" style:font-weight-asian="normal" style:font-style-complex="normal" style:font-weight-complex="normal"/>
    </style:style>
    <style:style style:name="P24" style:family="paragraph" style:parent-style-name="Standard" style:list-style-name="L13">
      <style:paragraph-properties fo:text-align="start" style:justify-single-word="false" style:writing-mode="lr-tb"/>
      <style:text-properties fo:font-style="normal" fo:font-weight="normal" officeooo:rsid="001c2cbf" officeooo:paragraph-rsid="001c2cbf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normal" officeooo:rsid="0019077e" officeooo:paragraph-rsid="0019077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normal" officeooo:rsid="001c2cbf" officeooo:paragraph-rsid="001c2cbf" style:font-style-asian="normal" style:font-weight-asian="normal" style:font-style-complex="normal" style:font-weight-complex="normal"/>
    </style:style>
    <style:style style:name="P27" style:family="paragraph" style:parent-style-name="Standard" style:list-style-name="L11">
      <style:paragraph-properties fo:text-align="start" style:justify-single-word="false" style:writing-mode="lr-tb"/>
      <style:text-properties fo:font-style="normal" style:text-underline-style="none" fo:font-weight="normal" officeooo:rsid="0019077e" officeooo:paragraph-rsid="0019077e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19077e" officeooo:paragraph-rsid="0019077e" style:font-style-asian="normal" style:font-weight-asian="normal" style:font-style-complex="normal" style:font-weight-complex="normal"/>
    </style:style>
    <style:style style:name="P29" style:family="paragraph" style:parent-style-name="Standard" style:list-style-name="L12">
      <style:paragraph-properties fo:text-align="start" style:justify-single-word="false" style:writing-mode="lr-tb"/>
      <style:text-properties fo:font-style="normal" style:text-underline-style="none" fo:font-weight="normal" officeooo:rsid="001c2cbf" officeooo:paragraph-rsid="001c2cb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style="normal" style:text-underline-style="none" fo:font-weight="normal" officeooo:rsid="001c2cbf" officeooo:paragraph-rsid="001c2cb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fo:font-style="italic" fo:font-weight="bold" officeooo:paragraph-rsid="0019077e" style:font-style-asian="italic" style:font-weight-asian="bold" style:font-style-complex="italic" style:font-weight-complex="bold"/>
    </style:style>
    <style:style style:name="P32" style:family="paragraph" style:parent-style-name="Standard" style:list-style-name="L2">
      <style:paragraph-properties fo:text-align="center" style:justify-single-word="false" style:writing-mode="lr-tb"/>
      <style:text-properties fo:font-style="italic" fo:font-weight="bold" officeooo:paragraph-rsid="001a3435" style:font-style-asian="italic" style:font-weight-asian="bold" style:font-style-complex="italic" style:font-weight-complex="bold"/>
    </style:style>
    <style:style style:name="P33" style:family="paragraph" style:parent-style-name="Standard" style:list-style-name="L2">
      <style:paragraph-properties fo:text-align="center" style:justify-single-word="false" style:writing-mode="lr-tb"/>
      <style:text-properties fo:font-style="italic" fo:font-weight="bold" officeooo:paragraph-rsid="001c2cbf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 style:writing-mode="lr-tb"/>
      <style:text-properties fo:font-style="italic" fo:font-weight="bold" officeooo:rsid="0019077e" officeooo:paragraph-rsid="0019077e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19077e" officeooo:paragraph-rsid="0019077e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fo:font-style="italic" style:text-underline-style="solid" style:text-underline-width="auto" style:text-underline-color="font-color" fo:font-weight="bold" officeooo:rsid="001a3435" officeooo:paragraph-rsid="001a3435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fo:font-style="italic" style:text-underline-style="none" fo:font-weight="bold" officeooo:rsid="0019077e" officeooo:paragraph-rsid="0019077e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fo:font-style="italic" style:text-underline-style="none" fo:font-weight="bold" officeooo:rsid="001a3435" officeooo:paragraph-rsid="001a3435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8712c" officeooo:paragraph-rsid="0018712c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weight="bold" officeooo:rsid="0018712c" officeooo:paragraph-rsid="0018712c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1fa32c" officeooo:paragraph-rsid="001fa32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705a3" officeooo:paragraph-rsid="001705a3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1705a3" officeooo:paragraph-rsid="001fa32c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rsid="001705a3" officeooo:paragraph-rsid="001705a3"/>
    </style:style>
    <style:style style:name="P45" style:family="paragraph" style:parent-style-name="Standard">
      <style:paragraph-properties fo:text-align="center" style:justify-single-word="false" style:writing-mode="lr-tb"/>
      <style:text-properties fo:font-size="11pt" fo:font-style="normal" style:text-underline-style="none" fo:font-weight="bold" officeooo:rsid="001fa32c" officeooo:paragraph-rsid="001fa32c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a32c" officeooo:paragraph-rsid="001fa32c" style:font-weight-asian="bold" style:font-weight-complex="bold"/>
    </style:style>
    <style:style style:name="P47" style:family="paragraph" style:parent-style-name="Text_20_body" style:list-style-name="L1">
      <style:paragraph-properties fo:text-align="start" style:justify-single-word="false"/>
      <style:text-properties officeooo:paragraph-rsid="001705a3"/>
    </style:style>
    <style:style style:name="P4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8712c" officeooo:paragraph-rsid="0018712c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weight="bold" officeooo:rsid="001705a3" officeooo:paragraph-rsid="0018712c" style:font-weight-asian="bold" style:font-weight-complex="bold"/>
    </style:style>
    <style:style style:name="P50" style:family="paragraph" style:parent-style-name="Text_20_body">
      <style:paragraph-properties fo:text-align="start" style:justify-single-word="false"/>
      <style:text-properties fo:font-weight="bold" officeooo:rsid="001705a3" officeooo:paragraph-rsid="001705a3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officeooo:rsid="001705a3" officeooo:paragraph-rsid="001705a3"/>
    </style:style>
    <style:style style:name="T1" style:family="text">
      <style:text-properties officeooo:rsid="00113df4"/>
    </style:style>
    <style:style style:name="T2" style:family="text">
      <style:text-properties fo:font-variant="normal" fo:text-transform="none" fo:color="#000000" loext:opacity="100%" style:font-name="Aptos" fo:font-size="11pt" fo:letter-spacing="normal" fo:font-style="normal" fo:font-weight="normal" officeooo:rsid="00113df4"/>
    </style:style>
    <style:style style:name="T3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4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officeooo:rsid="0018712c" style:font-size-asian="9.5pt" style:font-style-asian="normal" style:font-weight-asian="normal" style:text-emphasize="none"/>
    </style:style>
    <style:style style:name="T5" style:family="text">
      <style:text-properties fo:color="#374151" loext:opacity="100%" style:text-outline="false" style:text-line-through-style="none" style:text-line-through-type="none" style:font-name="Tw Cen MT" fo:font-size="9.5pt" fo:font-style="normal" fo:text-shadow="none" style:text-underline-style="none" fo:font-weight="normal" style:font-size-asian="9.5pt" style:font-style-asian="normal" style:font-weight-asian="normal" style:font-style-complex="italic" style:font-weight-complex="bold" style:text-emphasize="none"/>
    </style:style>
    <style:style style:name="T6" style:family="text">
      <style:text-properties fo:color="#374151" loext:opacity="100%" style:text-outline="false" style:text-line-through-style="none" style:text-line-through-type="none" style:font-name="Tw Cen MT" fo:font-size="9.5pt" fo:text-shadow="none" style:text-underline-style="none" style:font-size-asian="9.5pt" style:text-emphasize="none"/>
    </style:style>
    <style:style style:name="T7" style:family="text">
      <style:text-properties fo:color="#374151" loext:opacity="100%" style:text-outline="false" style:text-line-through-style="none" style:text-line-through-type="none" style:font-name="Tw Cen MT" fo:font-size="9.5pt" fo:text-shadow="none" style:font-size-asian="9.5pt" style:text-emphasize="none"/>
    </style:style>
    <style:style style:name="T8" style:family="text">
      <style:text-properties fo:color="#374151" loext:opacity="100%" style:text-outline="false" style:text-line-through-style="none" style:text-line-through-type="none" style:font-name="Tw Cen MT" fo:font-size="9.5pt" fo:font-style="italic" fo:text-shadow="none" style:text-underline-style="none" fo:font-weight="bold" style:font-size-asian="9.5pt" style:font-style-asian="italic" style:font-weight-asian="bold" style:font-style-complex="italic" style:font-weight-complex="bold" style:text-emphasize="none"/>
    </style:style>
    <style:style style:name="T9" style:family="text">
      <style:text-properties fo:color="#374151" loext:opacity="100%" style:text-outline="false" style:text-line-through-style="none" style:text-line-through-type="none" style:font-name="Tw Cen MT" fo:text-shadow="none" style:text-emphasize="none"/>
    </style:style>
    <style:style style:name="T10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text-emphasize="none"/>
    </style:style>
    <style:style style:name="T11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style:text-underline-style="none" fo:font-weight="normal" style:font-size-asian="9.5pt" style:font-style-asian="normal" style:font-weight-asian="normal" style:font-style-complex="normal" style:font-weight-complex="normal" style:text-emphasize="none"/>
    </style:style>
    <style:style style:name="T12" style:family="text">
      <style:text-properties fo:color="#374151" loext:opacity="100%" style:text-outline="false" style:text-line-through-style="none" style:text-line-through-type="none" style:font-name="Noto Sans Devanagari" fo:font-size="9.5pt" fo:font-style="normal" fo:text-shadow="none" fo:font-weight="normal" style:font-size-asian="9.5pt" style:font-style-asian="normal" style:font-weight-asian="normal" style:font-style-complex="normal" style:font-weight-complex="normal" style:text-emphasize="none"/>
    </style:style>
    <style:style style:name="T13" style:family="text">
      <style:text-properties fo:color="#374151" loext:opacity="100%" style:text-outline="false" style:text-line-through-style="none" style:text-line-through-type="none" style:font-name="Noto Sans Devanagari" fo:font-size="9.5pt" fo:text-shadow="none" style:font-size-asian="9.5pt" style:text-emphasize="none"/>
    </style:style>
    <style:style style:name="T14" style:family="text">
      <style:text-properties fo:color="#374151" loext:opacity="100%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5" style:family="text">
      <style:text-properties officeooo:rsid="001dd785"/>
    </style:style>
    <style:style style:name="T16" style:family="text">
      <style:text-properties officeooo:rsid="001fa32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WOMEN IN TECHNOLOGY</text:p>
      <text:list text:style-name="L1">
        <text:list-header>
          <text:p text:style-name="P47">AI/ML Boot-camp organized by Safaricom PLC in partnership with Huawei.<text:span text:style-name="T1">(</text:span><text:span text:style-name="T2">15th June to 15th September 2024</text:span><text:span text:style-name="T1">)</text:span></text:p>
        </text:list-header>
      </text:list>
      <text:p text:style-name="P51">TO BE COVERED:</text:p>
      <text:p text:style-name="P50">1. Intro to machine Learning and AI</text:p>
      <text:list xml:id="list1639266929" text:style-name="L2">
        <text:list-item>
          <text:p text:style-name="P1" loext:marker-style-name="T10"><text:span text:style-name="T3">What is AI and Machine Learning?</text:span></text:p>
        </text:list-item>
        <text:list-item>
          <text:p text:style-name="P1" loext:marker-style-name="T10"><text:span text:style-name="T3"><text:s/>Types of Machine Learning: Supervised, </text:span><text:span text:style-name="T10">Unsupervised, Reinforcement Learning</text:span></text:p>
        </text:list-item>
        <text:list-item>
          <text:p text:style-name="P1" loext:marker-style-name="T10"><text:span text:style-name="T3"><text:s/>Applications of AI and ML in various industries</text:span></text:p>
        </text:list-item>
        <text:list-item>
          <text:p text:style-name="P1" loext:marker-style-name="T10"><text:span text:style-name="T3">AI and ML development process overview</text:span></text:p>
        </text:list-item>
        <text:list-item>
          <text:p text:style-name="P1" loext:marker-style-name="T10"><text:span text:style-name="T3">Ethical considerations in AI</text:span></text:p>
          <text:p text:style-name="P1" loext:marker-style-name="T10"><text:span text:style-name="T3"/></text:p>
        </text:list-item>
      </text:list>
      <text:p text:style-name="P42">2. Python Programming for Machine Learning an AI</text:p>
      <text:list xml:id="list4275614115" text:style-name="L3">
        <text:list-item>
          <text:p text:style-name="P3" loext:marker-style-name="T10"><text:span text:style-name="T3">Introduction to SQL</text:span></text:p>
        </text:list-item>
        <text:list-item>
          <text:p text:style-name="P3" loext:marker-style-name="T10"><text:span text:style-name="T3">Command Line Essentials</text:span></text:p>
        </text:list-item>
        <text:list-item>
          <text:p text:style-name="P3" loext:marker-style-name="T10"><text:span text:style-name="T3">Introduction to Python</text:span></text:p>
        </text:list-item>
        <text:list-item>
          <text:p text:style-name="P3" loext:marker-style-name="T10"><text:span text:style-name="T3">Introduction to Version Control</text:span></text:p>
        </text:list-item>
        <text:list-item>
          <text:p text:style-name="P3" loext:marker-style-name="T10"><text:span text:style-name="T3">Sub-Project 1</text:span></text:p>
        </text:list-item>
      </text:list>
      <text:p text:style-name="P13" loext:marker-style-name="T10"/>
      <text:p text:style-name="P42">3. EDA and Feature Engineering</text:p>
      <text:list text:style-name="L4">
        <text:list-item>
          <text:p text:style-name="P5" loext:marker-style-name="T10"><text:span text:style-name="T3">Data loading, cleaning, and preprocessing</text:span></text:p>
        </text:list-item>
        <text:list-item>
          <text:p text:style-name="P5" loext:marker-style-name="T10"><text:span text:style-name="T3">Practical Statistics</text:span></text:p>
        </text:list-item>
        <text:list-item>
          <text:p text:style-name="P5" loext:marker-style-name="T10"><text:span text:style-name="T3">Exploratory data analysis techniques</text:span></text:p>
        </text:list-item>
        <text:list-item>
          <text:p text:style-name="P5" loext:marker-style-name="T10"><text:span text:style-name="T3">Feature scaling and normalization</text:span></text:p>
        </text:list-item>
        <text:list-item>
          <text:p text:style-name="P5" loext:marker-style-name="T10"><text:span text:style-name="T3">Handling missing data and outliers</text:span></text:p>
        </text:list-item>
        <text:list-item>
          <text:p text:style-name="P5" loext:marker-style-name="T10"><text:span text:style-name="T3">Feature selection and extraction techniques</text:span></text:p>
        </text:list-item>
        <text:list-item>
          <text:p text:style-name="P5" loext:marker-style-name="T10"><text:span text:style-name="T3">Sub-Project 2</text:span></text:p>
        </text:list-item>
      </text:list>
      <text:p text:style-name="P42"/>
      <text:p text:style-name="P42">4. Machine Learning Algorithms Part 1</text:p>
      <text:list text:style-name="L5">
        <text:list-item>
          <text:p text:style-name="P6" loext:marker-style-name="T10"><text:span text:style-name="T3">1. Supervised ML</text:span></text:p>
        </text:list-item>
      </text:list>
      <text:p text:style-name="P7" loext:marker-style-name="T10"><text:span text:style-name="T3">a) Regression Analysis</text:span><text:span text:style-name="T10"/></text:p>
      <text:p text:style-name="P7" loext:marker-style-name="T10"><text:span text:style-name="T3">b) Classification Analysis</text:span><text:span text:style-name="T10"/></text:p>
      <text:p text:style-name="P7" loext:marker-style-name="T10"><text:span text:style-name="T3">c) Re</text:span><text:span text:style-name="T4">c</text:span><text:span text:style-name="T3">ommender Systems</text:span></text:p>
      <text:list text:continue-numbering="true" text:style-name="L5">
        <text:list-item>
          <text:p text:style-name="P6" loext:marker-style-name="T10"><text:span text:style-name="T3">2. Sub-Project 3</text:span><text:span text:style-name="T10"/></text:p>
        </text:list-item>
      </text:list>
      <text:p text:style-name="P42"/>
      <text:p text:style-name="P39">5. Machine Learning Algorithms Part 2</text:p>
      <text:p text:style-name="P39"/>
      <text:list text:style-name="L6">
        <text:list-item>
          <text:p text:style-name="P8" loext:marker-style-name="T10"><text:span text:style-name="T3">1. Unsupervised ML</text:span></text:p>
          <text:p text:style-name="P8" loext:marker-style-name="T10"><text:span text:style-name="T3">a) Clustering Algorithms</text:span></text:p>
        </text:list-item>
        <text:list-item>
          <text:p text:style-name="P9" loext:marker-style-name="T10"><text:span text:style-name="T3">2. Sub-Project 4</text:span></text:p>
        </text:list-item>
      </text:list>
      <text:p text:style-name="P7" loext:marker-style-name="T10"><text:span text:style-name="T3"/></text:p>
      <text:p text:style-name="P14" loext:marker-style-name="T10"><text:span text:style-name="T14">6. Deep Learning Fundamentals</text:span></text:p>
      <text:list text:style-name="L7">
        <text:list-item>
          <text:p text:style-name="P10" loext:marker-style-name="T10"><text:span text:style-name="T4">I</text:span><text:span text:style-name="T3">ntroduction to Neural Networks</text:span></text:p>
        </text:list-item>
        <text:list-item>
          <text:p text:style-name="P10" loext:marker-style-name="T10"><text:span text:style-name="T3">Activation functions, loss functions, and </text:span><text:span text:style-name="T10">optimization algorithms</text:span></text:p>
        </text:list-item>
        <text:list-item>
          <text:p text:style-name="P10" loext:marker-style-name="T10"><text:span text:style-name="T3">Convolution Neural Networks (CNN) for image </text:span><text:span text:style-name="T10">classification</text:span></text:p>
        </text:list-item>
        <text:list-item>
          <text:p text:style-name="P10" loext:marker-style-name="T10"><text:span text:style-name="T3">Recurrent Neural Networks (RNN) for sequence </text:span><text:span text:style-name="T10">modeling</text:span></text:p>
        </text:list-item>
        <text:list-item>
          <text:p text:style-name="P10" loext:marker-style-name="T10"><text:span text:style-name="T3">Long Short-Term Memory (LSTM) and Gated </text:span><text:span text:style-name="T10">Recurrent Units (GRU)</text:span></text:p>
        </text:list-item>
        <text:list-item>
          <text:p text:style-name="P10" loext:marker-style-name="T10"><text:span text:style-name="T3">Autoencoders and Generative Adversarial <text:s/>Networks </text:span><text:span text:style-name="T10">(GANs)</text:span></text:p>
        </text:list-item>
        <text:list-item>
          <text:p text:style-name="P10" loext:marker-style-name="T10"><text:span text:style-name="T3">Hands-on implementation with Keras, Tenforflow </text:span><text:span text:style-name="T10">and Pytorch</text:span></text:p>
        </text:list-item>
        <text:list-item>
          <text:p text:style-name="P10" loext:marker-style-name="T10"><text:span text:style-name="T3">Sub-Project 5</text:span></text:p>
          <text:p text:style-name="P10" loext:marker-style-name="T10"><text:span text:style-name="T3"/></text:p>
        </text:list-item>
      </text:list>
      <text:p text:style-name="P39">7. <text:s/>Natural Language Processing (NLP)</text:p>
      <text:list text:style-name="L8">
        <text:list-item>
          <text:p text:style-name="P11" loext:marker-style-name="T10"><text:span text:style-name="T3">Data loading, cleaning, and preprocessing</text:span></text:p>
        </text:list-item>
        <text:list-item>
          <text:p text:style-name="P11" loext:marker-style-name="T10"><text:soft-page-break/><text:span text:style-name="T3">Sentiment Analysis and Text Classification</text:span></text:p>
        </text:list-item>
        <text:list-item>
          <text:p text:style-name="P11" loext:marker-style-name="T10"><text:span text:style-name="T3">Named Entity Recognition (NER) and Part-of-Speech </text:span><text:span text:style-name="T10">(POS) Tagging</text:span></text:p>
        </text:list-item>
        <text:list-item>
          <text:p text:style-name="P11" loext:marker-style-name="T10"><text:span text:style-name="T3">Topic Modeling and Latent Dirichlet Allocation (LDA)</text:span></text:p>
        </text:list-item>
        <text:list-item>
          <text:p text:style-name="P11" loext:marker-style-name="T10"><text:span text:style-name="T3">GenAI Models (GPTs)</text:span></text:p>
        </text:list-item>
        <text:list-item>
          <text:p text:style-name="P11" loext:marker-style-name="T10"><text:span text:style-name="T3">Sub-Project 6</text:span></text:p>
        </text:list-item>
      </text:list>
      <text:p text:style-name="P39"/>
      <text:p text:style-name="P40"/>
      <text:p text:style-name="P41">SESSION 1</text:p>
      <text:p text:style-name="P39"/>
      <text:p text:style-name="P49">1. Intro to machine Learning and AI <text:s/><text:span text:style-name="T15">(by Victor Asila)</text:span></text:p>
      <text:p text:style-name="P48">Topics covered: </text:p>
      <text:list text:continue-list="list1639266929" text:style-name="L2">
        <text:list-item>
          <text:p text:style-name="P2" loext:marker-style-name="T10"><text:span text:style-name="T3">What is AI and Machine Learning?</text:span></text:p>
        </text:list-item>
        <text:list-item>
          <text:p text:style-name="P2" loext:marker-style-name="T10"><text:span text:style-name="T3"><text:s/>Types of Machine Learning: Supervised, </text:span><text:span text:style-name="T10">Unsupervised, Reinforcement Learning</text:span></text:p>
        </text:list-item>
        <text:list-item>
          <text:p text:style-name="P2" loext:marker-style-name="T10"><text:span text:style-name="T3"><text:s/>Applications of AI and ML in various industries</text:span></text:p>
        </text:list-item>
        <text:list-item>
          <text:p text:style-name="P2" loext:marker-style-name="T10"><text:span text:style-name="T3">AI and ML development process overview</text:span></text:p>
        </text:list-item>
        <text:list-item>
          <text:p text:style-name="P2" loext:marker-style-name="T10"><text:span text:style-name="T3">Ethical considerations in AI</text:span></text:p>
        </text:list-item>
      </text:list>
      <text:p text:style-name="P12" loext:marker-style-name="T10"><text:span text:style-name="T5"/></text:p>
      <text:p text:style-name="P12" loext:marker-style-name="T10"><text:span text:style-name="T5"/></text:p>
      <text:p text:style-name="P12" loext:marker-style-name="T10"><text:span text:style-name="T5"/></text:p>
      <text:list xml:id="list160338398214040" text:continue-numbering="true" text:style-name="L2">
        <text:list-header>
          <text:p text:style-name="P15" loext:marker-style-name="T10"><text:span text:style-name="T8">What is AI and Machine Learning?</text:span></text:p>
        </text:list-header>
      </text:list>
      <text:p text:style-name="P16" loext:marker-style-name="T10"><text:span text:style-name="T3">What is AI – we may refer this to <text:s/>the ability of machines to perform tasks that normaly require human intelligence. </text:span></text:p>
      <text:p text:style-name="P16" loext:marker-style-name="T10"><text:span text:style-name="T3">AI Algorithms can recognize speech, understand natural language, make decisions and Learn form data.</text:span></text:p>
      <text:p text:style-name="P16" loext:marker-style-name="T10"><text:span text:style-name="T3">AI has two main categories:</text:span></text:p>
      <text:list text:style-name="L9">
        <text:list-item>
          <text:p text:style-name="P17" loext:marker-style-name="T10"><text:span text:style-name="T3">Weak / Narrow AI</text:span></text:p>
        </text:list-item>
        <text:list-item>
          <text:p text:style-name="P17" loext:marker-style-name="T10"><text:span text:style-name="T3">Strong / General AI </text:span></text:p>
        </text:list-item>
      </text:list>
      <text:p text:style-name="P16" loext:marker-style-name="T10"><text:span text:style-name="T3">Weak AI – this is AI that is designed to perform specific task or solve a specific problem. * Siri, Alexa etc</text:span></text:p>
      <text:p text:style-name="P16" loext:marker-style-name="T10"><text:span text:style-name="T3">Strong AI – this is designed to exhibit human intelligence and problem solving skills. It is largely theoretical and remains a topic of research.</text:span></text:p>
      <text:p text:style-name="P16" loext:marker-style-name="T10"><text:span text:style-name="T3">We should understand that AI is nothing out of the norm, it is just extrapolating info it has been trained on.</text:span></text:p>
      <text:p text:style-name="P16" loext:marker-style-name="T10"><text:span text:style-name="T3">The idea of AI draws back to ancient greek </text:span></text:p>
      <text:p text:style-name="P16" loext:marker-style-name="T10"><text:span text:style-name="T3">1st computer program designed to simulate Human Thinking (Alan turing 1950)</text:span></text:p>
      <text:p text:style-name="P16" loext:marker-style-name="T10"><text:span text:style-name="T3">1950 – 1960 : Programs that could play chess and solve Algebraic problems but they were explicitly programmed</text:span></text:p>
      <text:p text:style-name="P16" loext:marker-style-name="T10"><text:span text:style-name="T3">1970 – 1980 : <text:s/>We experience the AI winter and there is decline in AI research due to funding cut.</text:span></text:p>
      <text:p text:style-name="P16" loext:marker-style-name="T10"><text:span text:style-name="T3">1990 – 2000 : AI revamp fueled by advanced computing power and availability of large amounts of data. *The invention of GPU * Internet booming.</text:span></text:p>
      <text:p text:style-name="P18" loext:marker-style-name="T10"><text:span text:style-name="T3">So today AI is used in a wide range of Applications</text:span></text:p>
      <text:p text:style-name="P18" loext:marker-style-name="T10"><text:span text:style-name="T3"/></text:p>
      <text:p text:style-name="P19" loext:marker-style-name="T10"><text:span text:style-name="T3"><text:s/></text:span><text:span text:style-name="T8">Applications of AI and ML in various industries</text:span></text:p>
      <text:p text:style-name="P20" loext:marker-style-name="T10"><text:span text:style-name="T6">AI can be used in a wide range some of the fields are:</text:span></text:p>
      <text:list text:style-name="L10">
        <text:list-item>
          <text:p text:style-name="P21" loext:marker-style-name="T10"><text:span text:style-name="T6">Health Care</text:span></text:p>
        </text:list-item>
        <text:list-item>
          <text:p text:style-name="P21" loext:marker-style-name="T10"><text:span text:style-name="T6">Telecommunication</text:span></text:p>
        </text:list-item>
        <text:list-item>
          <text:p text:style-name="P21" loext:marker-style-name="T10"><text:span text:style-name="T6">Finance</text:span></text:p>
        </text:list-item>
      </text:list>
      <text:p text:style-name="P25" loext:marker-style-name="T10"><text:span text:style-name="T7">Telecommunication</text:span></text:p>
      <text:list text:style-name="L11">
        <text:list-item>
          <text:p text:style-name="P27" loext:marker-style-name="T10"><text:span text:style-name="T7">AI is used in network optimization and maintenance.</text:span></text:p>
        </text:list-item>
        <text:list-item>
          <text:p text:style-name="P27" loext:marker-style-name="T10"><text:span text:style-name="T7">Assist in predictive maintenance and fault detection.</text:span></text:p>
        </text:list-item>
        <text:list-item>
          <text:p text:style-name="P27" loext:marker-style-name="T10"><text:span text:style-name="T7">AI can enable intelligent customer services and personalized marketing</text:span></text:p>
        </text:list-item>
        <text:list-item>
          <text:p text:style-name="P27" loext:marker-style-name="T10"><text:span text:style-name="T7">AI can help in traffic predictions and resource allocation </text:span></text:p>
        </text:list-item>
        <text:list-item>
          <text:p text:style-name="P27" loext:marker-style-name="T10"><text:span text:style-name="T7">AI can help in fraud detection and prevention </text:span></text:p>
        </text:list-item>
      </text:list>
      <text:p text:style-name="P28" loext:marker-style-name="T10"><text:span text:style-name="T7"/></text:p>
      <text:p text:style-name="P31" loext:marker-style-name="T10"><text:span text:style-name="T7">Types of Machine Learning: Supervised, </text:span><text:span text:style-name="T13">Unsupervised, Reinforcement Learning</text:span></text:p>
      <text:p text:style-name="P34" loext:marker-style-name="T10"><text:span text:style-name="T13">Machine Learning – </text:span><text:span text:style-name="T12">this is a subset of AI , basically giving machine the ability to perform various tasks without explicitly programming them.</text:span></text:p>
      <text:p text:style-name="P34" loext:marker-style-name="T10"><text:span text:style-name="T12"/></text:p>
      <text:p text:style-name="P35" loext:marker-style-name="T10"><text:span text:style-name="T12">Supervised Machine Learning</text:span></text:p>
      <text:p text:style-name="P37" loext:marker-style-name="T10"><text:span text:style-name="T12">Here Algorithms learn from labeled data to make predictions or decisions, it involves two types of problems: 1. Regression <text:s/>(Also called Scoring <text:s/>and involves numeric predictions)</text:span></text:p>
      <text:p text:style-name="P37" loext:marker-style-name="T10"><text:span text:style-name="T12">2. Classification (used in labels or classes)</text:span></text:p>
      <text:p text:style-name="P37" loext:marker-style-name="T10"><text:span text:style-name="T12"/></text:p>
      <text:p text:style-name="P37" loext:marker-style-name="T10"><text:soft-page-break/><text:span text:style-name="T12"/></text:p>
      <text:p text:style-name="P36" loext:marker-style-name="T10"><text:span text:style-name="T12">Unsupervised Machine Learning</text:span></text:p>
      <text:p text:style-name="P38" loext:marker-style-name="T10"><text:span text:style-name="T12">Algorithms learn from unlabeled data to find hidden patterns or groups, it involves clustering and association of problems.</text:span></text:p>
      <text:p text:style-name="P38" loext:marker-style-name="T10"><text:span text:style-name="T12">1. Clustering (Grouping)</text:span></text:p>
      <text:p text:style-name="P36" loext:marker-style-name="T10"><text:span text:style-name="T11">Can be used to</text:span><text:span text:style-name="T12"> </text:span><text:span text:style-name="T11"><text:s/>manage datasets with high dimensions</text:span></text:p>
      <text:p text:style-name="P36" loext:marker-style-name="T10"><text:span text:style-name="T11">Regularization – here we penalize the Algorithms rather than the datasets.</text:span></text:p>
      <text:p text:style-name="P36" loext:marker-style-name="T10"><text:span text:style-name="T11"/></text:p>
      <text:p text:style-name="P36" loext:marker-style-name="T10"><text:span text:style-name="T12">Reinforcement Learning</text:span></text:p>
      <text:p text:style-name="P38" loext:marker-style-name="T10"><text:span text:style-name="T12">Here algorithms learn form trial and error to maximize a reward signal.</text:span></text:p>
      <text:p text:style-name="P38" loext:marker-style-name="T10"><text:span text:style-name="T12">It involves: an Agent, an Environment, set of Actions.</text:span></text:p>
      <text:p text:style-name="P38" loext:marker-style-name="T10"><text:span text:style-name="T12"/></text:p>
      <text:list xml:id="list160339077576623" text:continue-list="list160338398214040" text:style-name="L2">
        <text:list-header>
          <text:p text:style-name="P32" loext:marker-style-name="T10"><text:span text:style-name="T7">AI and ML development process overview</text:span></text:p>
        </text:list-header>
      </text:list>
      <text:p text:style-name="P22" loext:marker-style-name="T10"><text:span text:style-name="T7">Define problems and set goals</text:span></text:p>
      <text:p text:style-name="P22" loext:marker-style-name="T10"><text:span text:style-name="T7">Collect and prepare data </text:span></text:p>
      <text:p text:style-name="P22" loext:marker-style-name="T10"><text:span text:style-name="T7">Choose appropriate algorithms</text:span></text:p>
      <text:p text:style-name="P22" loext:marker-style-name="T10"><text:span text:style-name="T7">Train the model and test performance</text:span></text:p>
      <text:p text:style-name="P22" loext:marker-style-name="T10"><text:span text:style-name="T7">Deploy the model and integrate</text:span></text:p>
      <text:p text:style-name="P22" loext:marker-style-name="T10"><text:span text:style-name="T7">Monitor and Maintain the model</text:span></text:p>
      <text:p text:style-name="P22" loext:marker-style-name="T10"><text:span text:style-name="T7"/></text:p>
      <text:p text:style-name="P26" loext:marker-style-name="T10"><text:span text:style-name="T7">Challenges / Future of AI</text:span></text:p>
      <text:p text:style-name="P26" loext:marker-style-name="T10"><text:span text:style-name="T7"/></text:p>
      <text:p text:style-name="P26" loext:marker-style-name="T10"><text:span text:style-name="T7">Challenges</text:span></text:p>
      <text:list text:style-name="L12">
        <text:list-item>
          <text:p text:style-name="P29" loext:marker-style-name="T10"><text:span text:style-name="T7">AI algorithms can be vulnerable to <text:s/>attack and manipulation and slight mistakes come with serious consequences.</text:span></text:p>
        </text:list-item>
        <text:list-item>
          <text:p text:style-name="P29" loext:marker-style-name="T10"><text:span text:style-name="T7">AI has ethical and societal implications including job displacement and biases in making decisions.</text:span></text:p>
        </text:list-item>
        <text:list-item>
          <text:p text:style-name="P29" loext:marker-style-name="T10"><text:span text:style-name="T7">AI researchers and developers need to work on creating transparent and accountable AI systems (We really don’t understand what really happens in neural nets behind the scene)</text:span></text:p>
        </text:list-item>
      </text:list>
      <text:p text:style-name="P26" loext:marker-style-name="T10"><text:span text:style-name="T7">Future of AI</text:span></text:p>
      <text:p text:style-name="P30" loext:marker-style-name="T10"><text:span text:style-name="T7">AI is poised to revolutionize many industries and change the way er live and work </text:span></text:p>
      <text:p text:style-name="P30" loext:marker-style-name="T10"><text:span text:style-name="T7">AI will create new jobs and transform existing ones hence people will require new skill-sets and education</text:span></text:p>
      <text:p text:style-name="P30" loext:marker-style-name="T10"><text:span text:style-name="T7">AI will also bring new challenges and we need to ensure that its development is aligned with human values</text:span></text:p>
      <text:p text:style-name="P30" loext:marker-style-name="T10"><text:span text:style-name="T7"/></text:p>
      <text:list text:continue-list="list160339077576623" text:style-name="L2">
        <text:list-header>
          <text:p text:style-name="P33" loext:marker-style-name="T10"><text:span text:style-name="T6">Ethical considerations in AI</text:span></text:p>
        </text:list-header>
      </text:list>
      <text:p text:style-name="P23" loext:marker-style-name="T10"><text:span text:style-name="T6">Some of the main ethical considerations or concerns in AI are:</text:span></text:p>
      <text:list text:style-name="L13">
        <text:list-item>
          <text:p text:style-name="P24" loext:marker-style-name="T10"><text:span text:style-name="T6">Job displacements </text:span></text:p>
        </text:list-item>
        <text:list-item>
          <text:p text:style-name="P24" loext:marker-style-name="T10"><text:span text:style-name="T6">AI algorithms can be biased and make decisions that negatively affect marginalized groups</text:span></text:p>
        </text:list-item>
        <text:list-item>
          <text:p text:style-name="P24" loext:marker-style-name="T10"><text:span text:style-name="T6">Transparency and accountability are important in ensuring <text:s/>AI is used ethically</text:span></text:p>
        </text:list-item>
        <text:list-item>
          <text:p text:style-name="P24" loext:marker-style-name="T10"><text:span text:style-name="T6">AI researcher and developers must work to address the ethical concerns</text:span></text:p>
        </text:list-item>
      </text:list>
      <text:p text:style-name="P23" loext:marker-style-name="T10"><text:span text:style-name="T6"/></text:p>
      <text:p text:style-name="P26" loext:marker-style-name="T10"><text:span text:style-name="T7">Addressing ethical concerns</text:span></text:p>
      <text:p text:style-name="P26" loext:marker-style-name="T10"><text:span text:style-name="T6">Prioritize transparency and accountability</text:span><text:span text:style-name="T7"> </text:span></text:p>
      <text:p text:style-name="P30" loext:marker-style-name="T10"><text:span text:style-name="T7">Algorithms should be tested for biases and errors, results made publicly available</text:span></text:p>
      <text:p text:style-name="P30" loext:marker-style-name="T10"><text:span text:style-name="T7">Researchers/ Developers should actively engage with stakeholders to understand potential impact of their work.</text:span></text:p>
      <text:p text:style-name="P30" loext:marker-style-name="T10"><text:span text:style-name="T7">Governments and regulatory bodies should develop policies and guidelines for ethical use of AI.</text:span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30" loext:marker-style-name="T10"><text:span text:style-name="T7"/></text:p>
      <text:p text:style-name="P45" loext:marker-style-name="T10"><text:soft-page-break/><text:span text:style-name="T9">SESSION 2</text:span></text:p>
      <text:p text:style-name="P45" loext:marker-style-name="T10"><text:span text:style-name="T9"/></text:p>
      <text:p text:style-name="P43"><text:span text:style-name="T16">2. </text:span>Python Programming for Machine Learning an AI</text:p>
      <text:p text:style-name="P46">Topics covered</text:p>
      <text:p text:style-name="P43"/>
      <text:list text:continue-list="list4275614115" text:style-name="L3">
        <text:list-item>
          <text:p text:style-name="P4" loext:marker-style-name="T10"><text:span text:style-name="T3">Introduction to SQL</text:span></text:p>
        </text:list-item>
        <text:list-item>
          <text:p text:style-name="P4" loext:marker-style-name="T10"><text:span text:style-name="T3">Command Line Essentials</text:span></text:p>
        </text:list-item>
        <text:list-item>
          <text:p text:style-name="P4" loext:marker-style-name="T10"><text:span text:style-name="T3">Introduction to Python</text:span></text:p>
        </text:list-item>
        <text:list-item>
          <text:p text:style-name="P4" loext:marker-style-name="T10"><text:span text:style-name="T3">Introduction to Version Control</text:span></text:p>
        </text:list-item>
        <text:list-item>
          <text:p text:style-name="P4" loext:marker-style-name="T10"><text:span text:style-name="T7">Sub-Project 1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, 'Aptos EmbeddedFont', 'Aptos MSFontService', Calibri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w Cen MT" svg:font-family="'Tw Cen M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08:09:09.768614290</meta:creation-date>
    <dc:date>2024-08-02T16:03:37.407820780</dc:date>
    <meta:editing-duration>PT8M20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5" meta:paragraph-count="133" meta:word-count="1039" meta:character-count="6463" meta:non-whitespace-character-count="5591"/>
  </office:meta>
</office:document-meta>
</file>